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5.132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23.86cm" svg:x2="15.732cm" svg:y2="22.463cm">
          <text:p/>
        </draw:line>
        <draw:line draw:style-name="gr2" draw:text-style-name="P2" draw:layer="layout" svg:x1="15.732cm" svg:y1="21.32cm" svg:x2="15.732cm" svg:y2="19.923cm">
          <text:p/>
        </draw:line>
        <draw:line draw:style-name="gr2" draw:text-style-name="P2" draw:layer="layout" svg:x1="15.732cm" svg:y1="18.78cm" svg:x2="15.732cm" svg:y2="17.383cm">
          <text:p/>
        </draw:line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frame draw:style-name="gr3" draw:text-style-name="P3" draw:layer="layout" svg:width="2.921cm" svg:height="0.962cm" svg:x="17.256cm" svg:y="16.748cm">
          <draw:text-box>
            <text:p>master</text:p>
          </draw:text-box>
        </draw:frame>
        <draw:frame draw:style-name="gr3" draw:text-style-name="P3" draw:layer="layout" svg:width="2.921cm" svg:height="0.962cm" svg:x="2.651cm" svg:y="16.421cm">
          <draw:text-box>
            <text:p>master</text:p>
          </draw:text-box>
        </draw:frame>
        <draw:frame draw:style-name="gr4" draw:text-style-name="P3" draw:layer="layout" svg:width="4.572cm" svg:height="0.962cm" svg:x="8.112cm" svg:y="15.532cm">
          <draw:text-box>
            <text:p>ball_launcher</text:p>
          </draw:text-box>
        </draw:frame>
        <draw:custom-shape draw:style-name="gr1" draw:text-style-name="P1" draw:layer="layout" svg:width="1.143cm" svg:height="1.143cm" svg:x="8.747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588cm" svg:y1="16.24cm" svg:x2="9.001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7:50:06.453896000</dc:date>
    <dc:creator>Herb Peyerl</dc:creator>
    <meta:editing-duration>PT1H49M48S</meta:editing-duration>
    <meta:editing-cycles>10</meta:editing-cycles>
    <meta:generator>LibreOffice/5.1.4.2$MacOSX_X86_64 LibreOffice_project/f99d75f39f1c57ebdd7ffc5f42867c12031db97a</meta:generator>
    <meta:document-statistic meta:object-count="19"/>
  </office:meta>
</office:document-meta>
</file>